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/>
    </style:style>
  </office:automatic-styles>
  <office:body>
    <office:spreadsheet>
      <table:table table:name="Calculations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>
            <text:p>Table for the Sin Function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Default" table:formula="of:=ATAN(1)*4" office:value-type="float" office:value="3.14159265358979">
            <text:p>3.1415926536</text:p>
          </table:table-cell>
          <table:table-cell table:style-name="Default" office:value-type="string">
            <text:p><text:s/>= PI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/>
          <table:table-cell office:value-type="string">
            <text:p>DEGREES</text:p>
          </table:table-cell>
          <table:table-cell office:value-type="string">
            <text:p>RADIANS</text:p>
          </table:table-cell>
          <table:table-cell table:style-name="ce1" office:value-type="string">
            <text:p>SIN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9]*[.$C$5]/180" office:value-type="float" office:value="0">
            <text:p>0</text:p>
          </table:table-cell>
          <table:table-cell table:formula="of:=SIN([.C9])" office:value-type="float" office:value="0">
            <text:p>0.00000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10]*[.$C$5]/180" office:value-type="float" office:value="0.174532925199433">
            <text:p>0.1745329252</text:p>
          </table:table-cell>
          <table:table-cell table:formula="of:=SIN([.C10])" office:value-type="float" office:value="0.17364817766693">
            <text:p>0.173648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11]*[.$C$5]/180" office:value-type="float" office:value="0.349065850398866">
            <text:p>0.3490658504</text:p>
          </table:table-cell>
          <table:table-cell table:formula="of:=SIN([.C11])" office:value-type="float" office:value="0.342020143325669">
            <text:p>0.342020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12]*[.$C$5]/180" office:value-type="float" office:value="0.523598775598299">
            <text:p>0.5235987756</text:p>
          </table:table-cell>
          <table:table-cell table:formula="of:=SIN([.C12])" office:value-type="float" office:value="0.5">
            <text:p>0.50000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13]*[.$C$5]/180" office:value-type="float" office:value="0.698131700797732">
            <text:p>0.6981317008</text:p>
          </table:table-cell>
          <table:table-cell table:formula="of:=SIN([.C13])" office:value-type="float" office:value="0.642787609686539">
            <text:p>0.642787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14]*[.$C$5]/180" office:value-type="float" office:value="0.872664625997165">
            <text:p>0.872664626</text:p>
          </table:table-cell>
          <table:table-cell table:formula="of:=SIN([.C14])" office:value-type="float" office:value="0.766044443118978">
            <text:p>0.766044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B15]*[.$C$5]/180" office:value-type="float" office:value="1.0471975511966">
            <text:p>1.0471975512</text:p>
          </table:table-cell>
          <table:table-cell table:formula="of:=SIN([.C15])" office:value-type="float" office:value="0.866025403784439">
            <text:p>0.866025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B16]*[.$C$5]/180" office:value-type="float" office:value="1.22173047639603">
            <text:p>1.2217304764</text:p>
          </table:table-cell>
          <table:table-cell table:formula="of:=SIN([.C16])" office:value-type="float" office:value="0.939692620785908">
            <text:p>0.939692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B17]*[.$C$5]/180" office:value-type="float" office:value="1.39626340159546">
            <text:p>1.3962634016</text:p>
          </table:table-cell>
          <table:table-cell table:formula="of:=SIN([.C17])" office:value-type="float" office:value="0.984807753012208">
            <text:p>0.9848078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B18]*[.$C$5]/180" office:value-type="float" office:value="1.5707963267949">
            <text:p>1.5707963268</text:p>
          </table:table-cell>
          <table:table-cell table:formula="of:=SIN([.C18])" office:value-type="float" office:value="1">
            <text:p>1.000000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19]*[.$C$5]/180" office:value-type="float" office:value="1.74532925199433">
            <text:p>1.745329252</text:p>
          </table:table-cell>
          <table:table-cell table:formula="of:=SIN([.C19])" office:value-type="float" office:value="0.984807753012208">
            <text:p>0.9848078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B20]*[.$C$5]/180" office:value-type="float" office:value="1.91986217719376">
            <text:p>1.9198621772</text:p>
          </table:table-cell>
          <table:table-cell table:formula="of:=SIN([.C20])" office:value-type="float" office:value="0.939692620785908">
            <text:p>0.9396926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B21]*[.$C$5]/180" office:value-type="float" office:value="2.0943951023932">
            <text:p>2.0943951024</text:p>
          </table:table-cell>
          <table:table-cell table:formula="of:=SIN([.C21])" office:value-type="float" office:value="0.866025403784439">
            <text:p>0.8660254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B22]*[.$C$5]/180" office:value-type="float" office:value="2.26892802759263">
            <text:p>2.2689280276</text:p>
          </table:table-cell>
          <table:table-cell table:formula="of:=SIN([.C22])" office:value-type="float" office:value="0.766044443118978">
            <text:p>0.7660444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B23]*[.$C$5]/180" office:value-type="float" office:value="2.44346095279206">
            <text:p>2.4434609528</text:p>
          </table:table-cell>
          <table:table-cell table:formula="of:=SIN([.C23])" office:value-type="float" office:value="0.642787609686539">
            <text:p>0.6427876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B24]*[.$C$5]/180" office:value-type="float" office:value="2.61799387799149">
            <text:p>2.617993878</text:p>
          </table:table-cell>
          <table:table-cell table:formula="of:=SIN([.C24])" office:value-type="float" office:value="0.5">
            <text:p>0.5000000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B25]*[.$C$5]/180" office:value-type="float" office:value="2.79252680319093">
            <text:p>2.7925268032</text:p>
          </table:table-cell>
          <table:table-cell table:formula="of:=SIN([.C25])" office:value-type="float" office:value="0.342020143325669">
            <text:p>0.3420201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B26]*[.$C$5]/180" office:value-type="float" office:value="2.96705972839036">
            <text:p>2.9670597284</text:p>
          </table:table-cell>
          <table:table-cell table:formula="of:=SIN([.C26])" office:value-type="float" office:value="0.17364817766693">
            <text:p>0.1736482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B27]*[.$C$5]/180" office:value-type="float" office:value="3.14159265358979">
            <text:p>3.1415926536</text:p>
          </table:table-cell>
          <table:table-cell table:formula="of:=SIN([.C27])" office:value-type="float" office:value="1.22464679914735E-016">
            <text:p>0.0000000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B28]*[.$C$5]/180" office:value-type="float" office:value="3.31612557878923">
            <text:p>3.3161255788</text:p>
          </table:table-cell>
          <table:table-cell table:formula="of:=SIN([.C28])" office:value-type="float" office:value="-0.17364817766693">
            <text:p>-0.1736482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B29]*[.$C$5]/180" office:value-type="float" office:value="3.49065850398866">
            <text:p>3.490658504</text:p>
          </table:table-cell>
          <table:table-cell table:formula="of:=SIN([.C29])" office:value-type="float" office:value="-0.342020143325669">
            <text:p>-0.3420201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B30]*[.$C$5]/180" office:value-type="float" office:value="3.66519142918809">
            <text:p>3.6651914292</text:p>
          </table:table-cell>
          <table:table-cell table:formula="of:=SIN([.C30])" office:value-type="float" office:value="-0.5">
            <text:p>-0.5000000</text:p>
          </table:table-cell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B31]*[.$C$5]/180" office:value-type="float" office:value="3.83972435438752">
            <text:p>3.8397243544</text:p>
          </table:table-cell>
          <table:table-cell table:formula="of:=SIN([.C31])" office:value-type="float" office:value="-0.642787609686539">
            <text:p>-0.6427876</text:p>
          </table:table-cell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B32]*[.$C$5]/180" office:value-type="float" office:value="4.01425727958696">
            <text:p>4.0142572796</text:p>
          </table:table-cell>
          <table:table-cell table:formula="of:=SIN([.C32])" office:value-type="float" office:value="-0.766044443118978">
            <text:p>-0.7660444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B33]*[.$C$5]/180" office:value-type="float" office:value="4.18879020478639">
            <text:p>4.1887902048</text:p>
          </table:table-cell>
          <table:table-cell table:formula="of:=SIN([.C33])" office:value-type="float" office:value="-0.866025403784438">
            <text:p>-0.8660254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B34]*[.$C$5]/180" office:value-type="float" office:value="4.36332312998582">
            <text:p>4.36332313</text:p>
          </table:table-cell>
          <table:table-cell table:formula="of:=SIN([.C34])" office:value-type="float" office:value="-0.939692620785908">
            <text:p>-0.9396926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B35]*[.$C$5]/180" office:value-type="float" office:value="4.53785605518526">
            <text:p>4.5378560552</text:p>
          </table:table-cell>
          <table:table-cell table:formula="of:=SIN([.C35])" office:value-type="float" office:value="-0.984807753012208">
            <text:p>-0.9848078</text:p>
          </table:table-cell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B36]*[.$C$5]/180" office:value-type="float" office:value="4.71238898038469">
            <text:p>4.7123889804</text:p>
          </table:table-cell>
          <table:table-cell table:formula="of:=SIN([.C36])" office:value-type="float" office:value="-1">
            <text:p>-1.0000000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B37]*[.$C$5]/180" office:value-type="float" office:value="4.88692190558412">
            <text:p>4.8869219056</text:p>
          </table:table-cell>
          <table:table-cell table:formula="of:=SIN([.C37])" office:value-type="float" office:value="-0.984807753012208">
            <text:p>-0.9848078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B38]*[.$C$5]/180" office:value-type="float" office:value="5.06145483078356">
            <text:p>5.0614548308</text:p>
          </table:table-cell>
          <table:table-cell table:formula="of:=SIN([.C38])" office:value-type="float" office:value="-0.939692620785909">
            <text:p>-0.9396926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B39]*[.$C$5]/180" office:value-type="float" office:value="5.23598775598299">
            <text:p>5.235987756</text:p>
          </table:table-cell>
          <table:table-cell table:formula="of:=SIN([.C39])" office:value-type="float" office:value="-0.866025403784439">
            <text:p>-0.8660254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B40]*[.$C$5]/180" office:value-type="float" office:value="5.41052068118242">
            <text:p>5.4105206812</text:p>
          </table:table-cell>
          <table:table-cell table:formula="of:=SIN([.C40])" office:value-type="float" office:value="-0.766044443118978">
            <text:p>-0.7660444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B41]*[.$C$5]/180" office:value-type="float" office:value="5.58505360638185">
            <text:p>5.5850536064</text:p>
          </table:table-cell>
          <table:table-cell table:formula="of:=SIN([.C41])" office:value-type="float" office:value="-0.64278760968654">
            <text:p>-0.6427876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B42]*[.$C$5]/180" office:value-type="float" office:value="5.75958653158129">
            <text:p>5.7595865316</text:p>
          </table:table-cell>
          <table:table-cell table:formula="of:=SIN([.C42])" office:value-type="float" office:value="-0.5">
            <text:p>-0.5000000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B43]*[.$C$5]/180" office:value-type="float" office:value="5.93411945678072">
            <text:p>5.9341194568</text:p>
          </table:table-cell>
          <table:table-cell table:formula="of:=SIN([.C43])" office:value-type="float" office:value="-0.342020143325669">
            <text:p>-0.3420201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B44]*[.$C$5]/180" office:value-type="float" office:value="6.10865238198015">
            <text:p>6.108652382</text:p>
          </table:table-cell>
          <table:table-cell table:formula="of:=SIN([.C44])" office:value-type="float" office:value="-0.173648177666931">
            <text:p>-0.1736482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B45]*[.$C$5]/180" office:value-type="float" office:value="6.28318530717959">
            <text:p>6.2831853072</text:p>
          </table:table-cell>
          <table:table-cell table:formula="of:=SIN([.C45])" office:value-type="float" office:value="-2.44929359829471E-016">
            <text:p>0.0000000</text:p>
          </table:table-cell>
        </table:table-row>
      </table:table>
      <table:table table:name="Table" table:style-name="ta1" table:print="false"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0">
            <text:p>0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float" office:value="0.174532925199433">
            <text:p>0.1745329252</text:p>
          </table:table-cell>
          <table:table-cell office:value-type="float" office:value="0.17364817766693">
            <text:p>0.1736482</text:p>
          </table:table-cell>
        </table:table-row>
        <table:table-row table:style-name="ro1">
          <table:table-cell office:value-type="float" office:value="0.349065850398866">
            <text:p>0.3490658504</text:p>
          </table:table-cell>
          <table:table-cell office:value-type="float" office:value="0.342020143325669">
            <text:p>0.3420201</text:p>
          </table:table-cell>
        </table:table-row>
        <table:table-row table:style-name="ro1">
          <table:table-cell office:value-type="float" office:value="0.523598775598299">
            <text:p>0.5235987756</text:p>
          </table:table-cell>
          <table:table-cell office:value-type="float" office:value="0.5">
            <text:p>0.5000000</text:p>
          </table:table-cell>
        </table:table-row>
        <table:table-row table:style-name="ro1">
          <table:table-cell office:value-type="float" office:value="0.698131700797732">
            <text:p>0.6981317008</text:p>
          </table:table-cell>
          <table:table-cell office:value-type="float" office:value="0.642787609686539">
            <text:p>0.6427876</text:p>
          </table:table-cell>
        </table:table-row>
        <table:table-row table:style-name="ro1">
          <table:table-cell office:value-type="float" office:value="0.872664625997165">
            <text:p>0.872664626</text:p>
          </table:table-cell>
          <table:table-cell office:value-type="float" office:value="0.766044443118978">
            <text:p>0.7660444</text:p>
          </table:table-cell>
        </table:table-row>
        <table:table-row table:style-name="ro1">
          <table:table-cell office:value-type="float" office:value="1.0471975511966">
            <text:p>1.0471975512</text:p>
          </table:table-cell>
          <table:table-cell office:value-type="float" office:value="0.866025403784439">
            <text:p>0.8660254</text:p>
          </table:table-cell>
        </table:table-row>
        <table:table-row table:style-name="ro1">
          <table:table-cell office:value-type="float" office:value="1.22173047639603">
            <text:p>1.2217304764</text:p>
          </table:table-cell>
          <table:table-cell office:value-type="float" office:value="0.939692620785908">
            <text:p>0.9396926</text:p>
          </table:table-cell>
        </table:table-row>
        <table:table-row table:style-name="ro1">
          <table:table-cell office:value-type="float" office:value="1.39626340159546">
            <text:p>1.3962634016</text:p>
          </table:table-cell>
          <table:table-cell office:value-type="float" office:value="0.984807753012208">
            <text:p>0.9848078</text:p>
          </table:table-cell>
        </table:table-row>
        <table:table-row table:style-name="ro1">
          <table:table-cell office:value-type="float" office:value="1.5707963267949">
            <text:p>1.5707963268</text:p>
          </table:table-cell>
          <table:table-cell office:value-type="float" office:value="1">
            <text:p>1.0000000</text:p>
          </table:table-cell>
        </table:table-row>
        <table:table-row table:style-name="ro1">
          <table:table-cell office:value-type="float" office:value="1.74532925199433">
            <text:p>1.745329252</text:p>
          </table:table-cell>
          <table:table-cell office:value-type="float" office:value="0.984807753012208">
            <text:p>0.9848078</text:p>
          </table:table-cell>
        </table:table-row>
        <table:table-row table:style-name="ro1">
          <table:table-cell office:value-type="float" office:value="1.91986217719376">
            <text:p>1.9198621772</text:p>
          </table:table-cell>
          <table:table-cell office:value-type="float" office:value="0.939692620785908">
            <text:p>0.9396926</text:p>
          </table:table-cell>
        </table:table-row>
        <table:table-row table:style-name="ro1">
          <table:table-cell office:value-type="float" office:value="2.0943951023932">
            <text:p>2.0943951024</text:p>
          </table:table-cell>
          <table:table-cell office:value-type="float" office:value="0.866025403784439">
            <text:p>0.8660254</text:p>
          </table:table-cell>
        </table:table-row>
        <table:table-row table:style-name="ro1">
          <table:table-cell office:value-type="float" office:value="2.26892802759263">
            <text:p>2.2689280276</text:p>
          </table:table-cell>
          <table:table-cell office:value-type="float" office:value="0.766044443118978">
            <text:p>0.7660444</text:p>
          </table:table-cell>
        </table:table-row>
        <table:table-row table:style-name="ro1">
          <table:table-cell office:value-type="float" office:value="2.44346095279206">
            <text:p>2.4434609528</text:p>
          </table:table-cell>
          <table:table-cell office:value-type="float" office:value="0.642787609686539">
            <text:p>0.6427876</text:p>
          </table:table-cell>
        </table:table-row>
        <table:table-row table:style-name="ro1">
          <table:table-cell office:value-type="float" office:value="2.61799387799149">
            <text:p>2.617993878</text:p>
          </table:table-cell>
          <table:table-cell office:value-type="float" office:value="0.5">
            <text:p>0.5000000</text:p>
          </table:table-cell>
        </table:table-row>
        <table:table-row table:style-name="ro1">
          <table:table-cell office:value-type="float" office:value="2.79252680319093">
            <text:p>2.7925268032</text:p>
          </table:table-cell>
          <table:table-cell office:value-type="float" office:value="0.342020143325669">
            <text:p>0.3420201</text:p>
          </table:table-cell>
        </table:table-row>
        <table:table-row table:style-name="ro1">
          <table:table-cell office:value-type="float" office:value="2.96705972839036">
            <text:p>2.9670597284</text:p>
          </table:table-cell>
          <table:table-cell office:value-type="float" office:value="0.17364817766693">
            <text:p>0.1736482</text:p>
          </table:table-cell>
        </table:table-row>
        <table:table-row table:style-name="ro1">
          <table:table-cell office:value-type="float" office:value="3.14159265358979">
            <text:p>3.1415926536</text:p>
          </table:table-cell>
          <table:table-cell office:value-type="float" office:value="1.22464679914735E-016">
            <text:p>0.0000000</text:p>
          </table:table-cell>
        </table:table-row>
        <table:table-row table:style-name="ro1">
          <table:table-cell office:value-type="float" office:value="3.31612557878923">
            <text:p>3.3161255788</text:p>
          </table:table-cell>
          <table:table-cell office:value-type="float" office:value="-0.17364817766693">
            <text:p>-0.1736482</text:p>
          </table:table-cell>
        </table:table-row>
        <table:table-row table:style-name="ro1">
          <table:table-cell office:value-type="float" office:value="3.49065850398866">
            <text:p>3.490658504</text:p>
          </table:table-cell>
          <table:table-cell office:value-type="float" office:value="-0.342020143325669">
            <text:p>-0.3420201</text:p>
          </table:table-cell>
        </table:table-row>
        <table:table-row table:style-name="ro1">
          <table:table-cell office:value-type="float" office:value="3.66519142918809">
            <text:p>3.6651914292</text:p>
          </table:table-cell>
          <table:table-cell office:value-type="float" office:value="-0.5">
            <text:p>-0.5000000</text:p>
          </table:table-cell>
        </table:table-row>
        <table:table-row table:style-name="ro1">
          <table:table-cell office:value-type="float" office:value="3.83972435438752">
            <text:p>3.8397243544</text:p>
          </table:table-cell>
          <table:table-cell office:value-type="float" office:value="-0.642787609686539">
            <text:p>-0.6427876</text:p>
          </table:table-cell>
        </table:table-row>
        <table:table-row table:style-name="ro1">
          <table:table-cell office:value-type="float" office:value="4.01425727958696">
            <text:p>4.0142572796</text:p>
          </table:table-cell>
          <table:table-cell office:value-type="float" office:value="-0.766044443118978">
            <text:p>-0.7660444</text:p>
          </table:table-cell>
        </table:table-row>
        <table:table-row table:style-name="ro1">
          <table:table-cell office:value-type="float" office:value="4.18879020478639">
            <text:p>4.1887902048</text:p>
          </table:table-cell>
          <table:table-cell office:value-type="float" office:value="-0.866025403784438">
            <text:p>-0.8660254</text:p>
          </table:table-cell>
        </table:table-row>
        <table:table-row table:style-name="ro1">
          <table:table-cell office:value-type="float" office:value="4.36332312998582">
            <text:p>4.36332313</text:p>
          </table:table-cell>
          <table:table-cell office:value-type="float" office:value="-0.939692620785908">
            <text:p>-0.9396926</text:p>
          </table:table-cell>
        </table:table-row>
        <table:table-row table:style-name="ro1">
          <table:table-cell office:value-type="float" office:value="4.53785605518526">
            <text:p>4.5378560552</text:p>
          </table:table-cell>
          <table:table-cell office:value-type="float" office:value="-0.984807753012208">
            <text:p>-0.9848078</text:p>
          </table:table-cell>
        </table:table-row>
        <table:table-row table:style-name="ro1">
          <table:table-cell office:value-type="float" office:value="4.71238898038469">
            <text:p>4.7123889804</text:p>
          </table:table-cell>
          <table:table-cell office:value-type="float" office:value="-1">
            <text:p>-1.0000000</text:p>
          </table:table-cell>
        </table:table-row>
        <table:table-row table:style-name="ro1">
          <table:table-cell office:value-type="float" office:value="4.88692190558412">
            <text:p>4.8869219056</text:p>
          </table:table-cell>
          <table:table-cell office:value-type="float" office:value="-0.984807753012208">
            <text:p>-0.9848078</text:p>
          </table:table-cell>
        </table:table-row>
        <table:table-row table:style-name="ro1">
          <table:table-cell office:value-type="float" office:value="5.06145483078356">
            <text:p>5.0614548308</text:p>
          </table:table-cell>
          <table:table-cell office:value-type="float" office:value="-0.939692620785909">
            <text:p>-0.9396926</text:p>
          </table:table-cell>
        </table:table-row>
        <table:table-row table:style-name="ro1">
          <table:table-cell office:value-type="float" office:value="5.23598775598299">
            <text:p>5.235987756</text:p>
          </table:table-cell>
          <table:table-cell office:value-type="float" office:value="-0.866025403784439">
            <text:p>-0.8660254</text:p>
          </table:table-cell>
        </table:table-row>
        <table:table-row table:style-name="ro1">
          <table:table-cell office:value-type="float" office:value="5.41052068118242">
            <text:p>5.4105206812</text:p>
          </table:table-cell>
          <table:table-cell office:value-type="float" office:value="-0.766044443118978">
            <text:p>-0.7660444</text:p>
          </table:table-cell>
        </table:table-row>
        <table:table-row table:style-name="ro1">
          <table:table-cell office:value-type="float" office:value="5.58505360638185">
            <text:p>5.5850536064</text:p>
          </table:table-cell>
          <table:table-cell office:value-type="float" office:value="-0.64278760968654">
            <text:p>-0.6427876</text:p>
          </table:table-cell>
        </table:table-row>
        <table:table-row table:style-name="ro1">
          <table:table-cell office:value-type="float" office:value="5.75958653158129">
            <text:p>5.7595865316</text:p>
          </table:table-cell>
          <table:table-cell office:value-type="float" office:value="-0.5">
            <text:p>-0.5000000</text:p>
          </table:table-cell>
        </table:table-row>
        <table:table-row table:style-name="ro1">
          <table:table-cell office:value-type="float" office:value="5.93411945678072">
            <text:p>5.9341194568</text:p>
          </table:table-cell>
          <table:table-cell office:value-type="float" office:value="-0.342020143325669">
            <text:p>-0.3420201</text:p>
          </table:table-cell>
        </table:table-row>
        <table:table-row table:style-name="ro1">
          <table:table-cell office:value-type="float" office:value="6.10865238198015">
            <text:p>6.108652382</text:p>
          </table:table-cell>
          <table:table-cell office:value-type="float" office:value="-0.173648177666931">
            <text:p>-0.1736482</text:p>
          </table:table-cell>
        </table:table-row>
        <table:table-row table:style-name="ro1">
          <table:table-cell office:value-type="float" office:value="6.28318530717959">
            <text:p>6.2831853072</text:p>
          </table:table-cell>
          <table:table-cell office:value-type="float" office:value="-2.44929359829471E-016">
            <text:p>0.00000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7/16/2014</text:date>, <text:time>10:1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7-16T10:10:30.85</meta:creation-date>
    <dc:date>2014-07-16T10:17:51.11</dc:date>
    <dc:creator>RCC RCCD</dc:creator>
    <meta:editing-duration>PT7M21S</meta:editing-duration>
    <meta:editing-cycles>1</meta:editing-cycles>
    <meta:document-statistic meta:table-count="3" meta:cell-count="191" meta:object-count="0"/>
    <meta:generator>OpenOffice/4.0.0$Win32 OpenOffice.org_project/400m3$Build-9702</meta:generator>
  </office:meta>
</office:document-meta>
</file>